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aa34"/>
    </style:style>
    <style:style style:name="P2" style:family="paragraph" style:parent-style-name="Standard">
      <style:text-properties officeooo:rsid="0014aa34" officeooo:paragraph-rsid="0014aa34"/>
    </style:style>
    <style:style style:name="P3" style:family="paragraph" style:parent-style-name="Standard">
      <style:text-properties officeooo:rsid="00155022" officeooo:paragraph-rsid="00155022"/>
    </style:style>
    <style:style style:name="P4" style:family="paragraph" style:parent-style-name="Standard">
      <style:text-properties officeooo:rsid="00155022" officeooo:paragraph-rsid="00155022"/>
    </style:style>
    <style:style style:name="P5" style:family="paragraph" style:parent-style-name="Standard">
      <style:text-properties officeooo:rsid="001b199d" officeooo:paragraph-rsid="001b199d"/>
    </style:style>
    <style:style style:name="P6" style:family="paragraph" style:parent-style-name="Standard" style:list-style-name="L1">
      <style:text-properties officeooo:rsid="001b199d" officeooo:paragraph-rsid="001b199d"/>
    </style:style>
    <style:style style:name="P7" style:family="paragraph" style:parent-style-name="Standard" style:list-style-name="L1">
      <style:text-properties officeooo:paragraph-rsid="001b199d"/>
    </style:style>
    <style:style style:name="P8" style:family="paragraph" style:parent-style-name="Standard">
      <style:text-properties officeooo:rsid="0014aa34" officeooo:paragraph-rsid="0014aa34"/>
    </style:style>
    <style:style style:name="P9" style:family="paragraph" style:parent-style-name="Standard">
      <style:text-properties officeooo:paragraph-rsid="00155022"/>
    </style:style>
    <style:style style:name="T1" style:family="text">
      <style:text-properties officeooo:rsid="001b199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b199d"/>
    </style:style>
    <style:style style:name="T4" style:family="text">
      <style:text-properties officeooo:rsid="00155022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tations :</text:p>
      <text:list xml:id="list3714706002" text:style-name="L1">
        <text:list-item>
          <text:p text:style-name="P7"><text:span text:style-name="T1">L longueur du grand bras</text:span></text:p>
        </text:list-item>
        <text:list-item>
          <text:p text:style-name="P7"><text:span text:style-name="T1">l longueur du petit bras</text:span></text:p>
        </text:list-item>
        <text:list-item>
          <text:p text:style-name="P7"><text:span text:style-name="T3">α angle de la grande longueur avec la verticale</text:span></text:p>
        </text:list-item>
        <text:list-item>
          <text:p text:style-name="P7"><text:span text:style-name="T3">β angle entre le grand bras et le petit.</text:span></text:p>
        </text:list-item>
        <text:list-item>
          <text:p text:style-name="P6"><text:span text:style-name="T2">a distance entre axe et verticale</text:span></text:p>
        </text:list-item>
        <text:list-item>
          <text:p text:style-name="P6">b distance entre l’interrupteur et la verticale</text:p>
        </text:list-item>
        <text:list-item>
          <text:p text:style-name="P6">c hauteur de l’interrupteur</text:p>
        </text:list-item>
        <text:list-item>
          <text:p text:style-name="P6">h hauteur de la boîte</text:p>
        </text:list-item>
      </text:list>
      <text:p text:style-name="P1"/>
      <text:p text:style-name="P9"/>
      <text:p text:style-name="P9"/>
      <text:p text:style-name="P9"><text:span text:style-name="T4">Position des points Q et P en fonction de l’angle :</text:span></text:p>
      <text:p text:style-name="P2"><draw:frame draw:style-name="fr1" draw:name="Objet2" text:anchor-type="as-char" svg:width="7.149cm" svg:height="2.455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nditions pour le bras en appui sur l’interrupteur :</text:p>
      <text:p text:style-name="P3"><draw:frame draw:style-name="fr1" draw:name="Objet1" text:anchor-type="as-char" svg:width="12.578cm" svg:height="1.834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text:s/></text:p>
      <text:p text:style-name="P3"/>
      <text:p text:style-name="P5">Conditions pour que le bras soit horizontal lors de l’appui sur l’interrupteur</text:p>
      <text:p text:style-name="P5"><draw:frame draw:style-name="fr1" draw:name="Objet3" text:anchor-type="as-char" svg:width="16.639cm" svg:height="0.531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0T13:44:42.212000000</dc:date>
    <meta:editing-duration>PT2H12M29S</meta:editing-duration>
    <meta:editing-cycles>10</meta:editing-cycles>
    <meta:generator>LibreOffice/7.4.5.1$Windows_X86_64 LibreOffice_project/9c0871452b3918c1019dde9bfac75448afc4b57f</meta:generator>
    <meta:document-statistic meta:table-count="0" meta:image-count="0" meta:object-count="3" meta:page-count="1" meta:paragraph-count="15" meta:word-count="104" meta:character-count="543" meta:non-whitespace-character-count="459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sub>
                    <mi>Q</mi>
                    <mi>x</mi>
                  </msub>
                  <mo stretchy="false">&gt;</mo>
                  <mn>0</mn>
                </mrow>
              </mtd>
            </mtr>
            <mtr>
              <mtd>
                <mrow>
                  <msub>
                    <mi>P</mi>
                    <mi>x</mi>
                  </msub>
                  <mo stretchy="false">=</mo>
                  <mrow>
                    <mo stretchy="false">−</mo>
                    <mi>b</mi>
                  </mrow>
                </mrow>
              </mtd>
            </mtr>
            <mtr>
              <mtd>
                <mrow>
                  <msub>
                    <mi>P</mi>
                    <mi>y</mi>
                  </msub>
                  <mo stretchy="false">=</mo>
                  <mrow>
                    <mi>h</mi>
                    <mo stretchy="false">+</mo>
                    <mi>c</mi>
                  </mrow>
                </mrow>
              </mtd>
            </mtr>
          </mtable>
        </mrow>
      </mrow>
      <mo stretchy="false">⇔</mo>
      <mrow>
        <mo fence="true" form="prefix" stretchy="true">{</mo>
        <mrow>
          <mtable>
            <mtr>
              <mtd>
                <mrow>
                  <mrow>
                    <msub>
                      <mi>Q</mi>
                      <mi>x</mi>
                    </msub>
                    <mo stretchy="false">=</mo>
                    <mrow>
                      <mrow>
                        <mo stretchy="false">−</mo>
                        <mi>a</mi>
                      </mrow>
                      <mo stretchy="false">+</mo>
                      <mi>L</mi>
                    </mrow>
                  </mrow>
                  <mn>.</mn>
                  <mi>sin</mi>
                  <mrow>
                    <mi>α</mi>
                    <mo stretchy="false">&gt;</mo>
                    <mn>0</mn>
                  </mrow>
                </mrow>
              </mtd>
            </mtr>
            <mtr>
              <mtd>
                <mrow>
                  <mrow>
                    <msub>
                      <mi>P</mi>
                      <mi>x</mi>
                    </msub>
                    <mo stretchy="false">=</mo>
                    <mrow>
                      <mrow>
                        <mo stretchy="false">−</mo>
                        <mi>a</mi>
                      </mrow>
                      <mo stretchy="false">+</mo>
                      <mi>L</mi>
                    </mrow>
                  </mrow>
                  <mn>.</mn>
                  <mi>sin</mi>
                  <mrow>
                    <mi>α</mi>
                    <mo stretchy="false">−</mo>
                    <mi>l</mi>
                  </mrow>
                  <mn>.</mn>
                  <mi>cos</mi>
                  <mrow>
                    <mi>α</mi>
                    <mo stretchy="false">=</mo>
                    <mrow>
                      <mo stretchy="false">−</mo>
                      <mi>b</mi>
                    </mrow>
                  </mrow>
                </mrow>
              </mtd>
            </mtr>
            <mtr>
              <mtd>
                <mrow>
                  <mrow>
                    <msub>
                      <mi>P</mi>
                      <mi>y</mi>
                    </msub>
                    <mo stretchy="false">=</mo>
                    <mi>L</mi>
                  </mrow>
                  <mn>.</mn>
                  <mi>cos</mi>
                  <mrow>
                    <mi>α</mi>
                    <mo stretchy="false">+</mo>
                    <mi>l</mi>
                  </mrow>
                  <mn>.</mn>
                  <mi>sin</mi>
                  <mrow>
                    <mi>α</mi>
                    <mo stretchy="false">=</mo>
                    <mrow>
                      <mi>h</mi>
                      <mo stretchy="false">+</mo>
                      <mi>c</mi>
                    </mrow>
                  </mrow>
                </mrow>
              </mtd>
            </mtr>
          </mtable>
        </mrow>
      </mrow>
      <mo stretchy="false">⇔</mo>
      <mrow>
        <mo fence="true" form="prefix" stretchy="true">{</mo>
        <mrow>
          <mtable>
            <mtr>
              <mtd>
                <mrow>
                  <mi>L</mi>
                  <mn>.</mn>
                  <mi>sin</mi>
                  <mrow>
                    <mi>α</mi>
                    <mo stretchy="false">&gt;</mo>
                    <mi>a</mi>
                  </mrow>
                </mrow>
              </mtd>
            </mtr>
            <mtr>
              <mtd>
                <mrow>
                  <mi>L</mi>
                  <mn>.</mn>
                  <mi>sin</mi>
                  <mrow>
                    <mi>α</mi>
                    <mo stretchy="false">−</mo>
                    <mi>l</mi>
                  </mrow>
                  <mn>.</mn>
                  <mi>cos</mi>
                  <mrow>
                    <mi>α</mi>
                    <mo stretchy="false">=</mo>
                    <mrow>
                      <mi>a</mi>
                      <mo stretchy="false">−</mo>
                      <mi>b</mi>
                    </mrow>
                  </mrow>
                </mrow>
              </mtd>
            </mtr>
            <mtr>
              <mtd>
                <mrow>
                  <mi>L</mi>
                  <mn>.</mn>
                  <mi>cos</mi>
                  <mrow>
                    <mi>α</mi>
                    <mo stretchy="false">+</mo>
                    <mi>l</mi>
                  </mrow>
                  <mn>.</mn>
                  <mi>sin</mi>
                  <mrow>
                    <mi>α</mi>
                    <mo stretchy="false">=</mo>
                    <mrow>
                      <mi>h</mi>
                      <mo stretchy="false">+</mo>
                      <mi>c</mi>
                    </mrow>
                  </mrow>
                </mrow>
              </mtd>
            </mtr>
          </mtable>
        </mrow>
      </mrow>
    </mrow>
    <annotation encoding="StarMath 5.0">left lbrace matrix{
	Q_x &gt; 0 ## 
	P_x = -b ## 
	P_y = h+c
} right none 
dlrarrow 
left lbrace matrix{
	Q_x = -a + L.sin %alpha &gt; 0 ## 
	P_x = -a + L.sin %alpha - l.cos %alpha = -b ##	
	P_y = L.cos %alpha + l. sin %alpha = h+c
} right none
dlrarrow 
left lbrace matrix{
	L.sin %alpha &gt; a ##
	L.sin %alpha - l.cos %alpha = a-b ##
	L.cos %alpha + l.sin %alpha = h+c
} right none 
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Q</mi>
                    <mi>x</mi>
                  </msub>
                  <mo stretchy="false">=</mo>
                  <mrow>
                    <mrow>
                      <mo stretchy="false">−</mo>
                      <mi>a</mi>
                    </mrow>
                    <mo stretchy="false">+</mo>
                    <mi>L</mi>
                  </mrow>
                </mrow>
                <mn>.</mn>
                <mi>sin</mi>
                <mi>α</mi>
              </mrow>
            </mtd>
          </mtr>
          <mtr>
            <mtd>
              <mrow>
                <mrow>
                  <msub>
                    <mi>Q</mi>
                    <mi>y</mi>
                  </msub>
                  <mo stretchy="false">=</mo>
                  <mi>L</mi>
                </mrow>
                <mn>.</mn>
                <mi>cos</mi>
                <mi>α</mi>
              </mrow>
            </mtd>
          </mtr>
          <mtr>
            <mtd>
              <mrow>
                <mrow>
                  <msub>
                    <mi>P</mi>
                    <mi>x</mi>
                  </msub>
                  <mo stretchy="false">=</mo>
                  <mrow>
                    <msub>
                      <mi>Q</mi>
                      <mi>x</mi>
                    </msub>
                    <mo stretchy="false">−</mo>
                    <mi>l</mi>
                  </mrow>
                </mrow>
                <mn>.</mn>
                <mi>cos</mi>
                <mrow>
                  <mi>α</mi>
                  <mo stretchy="false">=</mo>
                  <mrow>
                    <mrow>
                      <mo stretchy="false">−</mo>
                      <mi>a</mi>
                    </mrow>
                    <mo stretchy="false">+</mo>
                    <mi>L</mi>
                  </mrow>
                </mrow>
                <mn>.</mn>
                <mi>sin</mi>
                <mrow>
                  <mi>α</mi>
                  <mo stretchy="false">−</mo>
                  <mi>l</mi>
                </mrow>
                <mn>.</mn>
                <mi>cos</mi>
                <mi>α</mi>
              </mrow>
            </mtd>
          </mtr>
          <mtr>
            <mtd>
              <mrow>
                <mrow>
                  <msub>
                    <mi>P</mi>
                    <mi>y</mi>
                  </msub>
                  <mo stretchy="false">=</mo>
                  <mrow>
                    <msub>
                      <mi>Q</mi>
                      <mi>y</mi>
                    </msub>
                    <mo stretchy="false">+</mo>
                    <mi>l</mi>
                  </mrow>
                </mrow>
                <mn>.</mn>
                <mi>sin</mi>
                <mrow>
                  <mi>α</mi>
                  <mo stretchy="false">=</mo>
                  <mi>L</mi>
                </mrow>
                <mn>.</mn>
                <mi>cos</mi>
                <mrow>
                  <mi>α</mi>
                  <mo stretchy="false">+</mo>
                  <mi>l</mi>
                </mrow>
                <mn>.</mn>
                <mi>sin</mi>
                <mi>α</mi>
              </mrow>
            </mtd>
          </mtr>
        </mtable>
      </mrow>
    </mrow>
    <annotation encoding="StarMath 5.0">left lbrace matrix{
	Q_x = -a + L.sin %alpha  ## 
	Q_y = L.cos %alpha ## 
	P_x = Q_x - l.cos %alpha = -a + L.sin %alpha -l.cos%alpha  ## 
	P_y = Q_y + l.sin %alpha = L.cos %alpha + l.sin %alpha 
} right none 
</annotation>
  </semantics>
</math>
</file>

<file path=Object 5/content.xml><?xml version="1.0" encoding="utf-8"?>
<math xmlns="http://www.w3.org/1998/Math/MathML" display="block">
  <semantics>
    <mrow>
      <mrow>
        <mrow>
          <msub>
            <mi>P</mi>
            <mi>y</mi>
          </msub>
          <mo stretchy="false">=</mo>
          <msub>
            <mi>Q</mi>
            <mi>y</mi>
          </msub>
        </mrow>
        <mo stretchy="false">⇔</mo>
        <mrow>
          <msub>
            <mi>Q</mi>
            <mi>x</mi>
          </msub>
          <mo stretchy="false">=</mo>
          <mrow>
            <mrow>
              <mo stretchy="false">−</mo>
              <mi>a</mi>
            </mrow>
            <mo stretchy="false">+</mo>
            <mi>L</mi>
          </mrow>
        </mrow>
        <mn>.</mn>
        <mi>sin</mi>
        <mrow>
          <mi>α</mi>
          <mo stretchy="false">&gt;</mo>
          <mn>0</mn>
        </mrow>
      </mrow>
      <mrow>
        <mrow/>
        <mrow>
          <msub>
            <mi>P</mi>
            <mi>x</mi>
          </msub>
          <mo stretchy="false">=</mo>
          <mrow>
            <mrow>
              <mo stretchy="false">−</mo>
              <mi>a</mi>
            </mrow>
            <mo stretchy="false">+</mo>
            <mi>L</mi>
          </mrow>
        </mrow>
        <mn>.</mn>
        <mi>sin</mi>
        <mrow>
          <mi>α</mi>
          <mo stretchy="false">−</mo>
          <mi>l</mi>
        </mrow>
        <mn>.</mn>
        <mi>cos</mi>
        <mrow>
          <mi>α</mi>
          <mo stretchy="false">=</mo>
          <mrow>
            <mo stretchy="false">−</mo>
            <mi>b</mi>
          </mrow>
        </mrow>
      </mrow>
      <mrow>
        <mrow/>
        <mrow>
          <msub>
            <mi>P</mi>
            <mi>y</mi>
          </msub>
          <mo stretchy="false">=</mo>
          <mi>L</mi>
        </mrow>
        <mn>.</mn>
        <mi>cos</mi>
        <mrow>
          <mi>α</mi>
          <mo stretchy="false">+</mo>
          <mi>l</mi>
        </mrow>
        <mn>.</mn>
        <mi>sin</mi>
        <mrow>
          <mi>α</mi>
          <mo stretchy="false">=</mo>
          <mrow>
            <mi>h</mi>
            <mo stretchy="false">+</mo>
            <mi>c</mi>
          </mrow>
        </mrow>
      </mrow>
      <mrow/>
      <mrow/>
      <mrow/>
    </mrow>
    <annotation encoding="StarMath 5.0">P_y = Q_y 
dlrarrow 

	Q_x = -a + L.sin %alpha &gt; 0 ## 
	P_x = -a + L.sin %alpha - l.cos %alpha = -b ##	
	P_y = L.cos %alpha + l. sin %alpha = h+c
} right none
dlrarrow 
left lbrace matrix{
	L.sin %alpha &gt; a ##
	L.sin %alpha - l.cos %alpha = a-b ##
	L.cos %alpha + l.sin %alpha = h+c
} right none 
</annotation>
  </semantics>
</math>
</file>